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a98" officeooo:paragraph-rsid="00129a9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29a98" officeooo:paragraph-rsid="00129a9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9a98" officeooo:paragraph-rsid="00129a9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29a98"/>
    </style:style>
    <style:style style:name="P5" style:family="paragraph" style:parent-style-name="Standard">
      <style:paragraph-properties fo:text-align="start" style:justify-single-word="false"/>
      <style:text-properties officeooo:paragraph-rsid="001e00fe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29a98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129a98" officeooo:paragraph-rsid="00129a9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d3b45" style:font-name="Lato" fo:font-size="12pt" fo:letter-spacing="normal" fo:font-style="normal" fo:font-weight="normal" officeooo:rsid="00129a98" officeooo:paragraph-rsid="00129a9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d3b45" style:font-name="Lato" fo:font-size="12pt" fo:letter-spacing="normal" fo:font-style="normal" fo:font-weight="normal" officeooo:paragraph-rsid="00129a9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d3b45" style:font-name="Lato" fo:font-size="12pt" fo:letter-spacing="normal" fo:font-style="normal" fo:font-weight="normal" officeooo:rsid="001e00fe" officeooo:paragraph-rsid="001e00f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d3b45" style:font-name="Liberation Serif" fo:font-size="12pt" fo:letter-spacing="normal" fo:font-style="normal" fo:font-weight="bold" officeooo:rsid="0017aa65" officeooo:paragraph-rsid="00129a9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d3b45" style:font-name="Liberation Serif" fo:font-size="12pt" fo:letter-spacing="normal" fo:font-style="normal" fo:font-weight="bold" officeooo:rsid="001e00fe" officeooo:paragraph-rsid="001e00f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d3b45" style:font-name="Liberation Serif" fo:font-size="12pt" fo:letter-spacing="normal" fo:font-style="normal" fo:font-weight="normal" officeooo:paragraph-rsid="00129a9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e00fe"/>
    </style:style>
    <style:style style:name="P15" style:family="paragraph" style:parent-style-name="Standard">
      <style:paragraph-properties fo:text-align="start" style:justify-single-word="false"/>
      <style:text-properties officeooo:paragraph-rsid="0021c9b9"/>
    </style:style>
    <style:style style:name="P16" style:family="paragraph" style:parent-style-name="Standard">
      <style:paragraph-properties fo:text-align="start" style:justify-single-word="false"/>
      <style:text-properties officeooo:paragraph-rsid="00129a98"/>
    </style:style>
    <style:style style:name="P17" style:family="paragraph" style:parent-style-name="Standard">
      <style:paragraph-properties fo:text-align="start" style:justify-single-word="false"/>
      <style:text-properties officeooo:rsid="0025420e" officeooo:paragraph-rsid="0025420e"/>
    </style:style>
    <style:style style:name="T1" style:family="text">
      <style:text-properties fo:font-variant="normal" fo:text-transform="none" fo:color="#2d3b45" style:font-name="Lato" fo:font-size="12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2d3b45" style:font-name="Lato" fo:font-size="12pt" fo:letter-spacing="normal" fo:font-style="normal" fo:font-weight="normal" officeooo:rsid="00129a98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d3b45" style:font-name="Lato" fo:font-size="12pt" fo:letter-spacing="normal" fo:font-style="normal" fo:font-weight="normal" style:font-size-asian="10.5pt" style:font-size-complex="12pt"/>
    </style:style>
    <style:style style:name="T4" style:family="text">
      <style:text-properties fo:font-variant="normal" fo:text-transform="none" fo:color="#2d3b45" style:font-name="Lato" fo:font-size="12pt" fo:letter-spacing="normal" fo:font-style="normal" fo:font-weight="normal" officeooo:rsid="00129a98" style:font-size-asian="10.5pt" style:font-size-complex="12pt"/>
    </style:style>
    <style:style style:name="T5" style:family="text">
      <style:text-properties fo:font-variant="normal" fo:text-transform="none" fo:color="#2d3b45" style:font-name="Lato" fo:font-size="12pt" fo:letter-spacing="normal" fo:font-style="normal" style:font-size-asian="10.5pt" style:font-size-complex="12pt"/>
    </style:style>
    <style:style style:name="T6" style:family="text">
      <style:text-properties fo:font-variant="normal" fo:text-transform="none" fo:color="#2d3b45" style:text-position="super 58%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d3b45" style:text-position="super 58%" style:font-name="Liberation Serif" fo:font-size="12pt" fo:letter-spacing="normal" fo:font-style="normal" fo:font-weight="normal" officeooo:rsid="0017ce18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d3b45" style:text-position="super 58%" style:font-name="Liberation Serif" fo:font-size="12pt" fo:letter-spacing="normal" fo:font-style="normal" fo:font-weight="normal" officeooo:rsid="0021c9b9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b2fa6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7ce18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823a9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c00e4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c44a3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1fef36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21c9b9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23c3c2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28de47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2a5764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d3b45" style:text-position="0% 100%" style:font-name="Liberation Serif" fo:font-size="12pt" fo:letter-spacing="normal" fo:font-style="normal" fo:font-weight="normal" officeooo:rsid="002ad455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d3b45" style:text-position="0% 100%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T22" style:family="text">
      <style:text-properties fo:font-variant="normal" fo:text-transform="none" fo:color="#2d3b45" style:text-position="0% 100%" style:font-name="Liberation Serif" fo:font-size="12pt" fo:letter-spacing="normal" fo:font-style="normal" fo:font-weight="bold" officeooo:rsid="0027353b" style:font-size-asian="10.5pt" style:font-weight-asian="bold" style:font-size-complex="12pt" style:font-weight-complex="bold"/>
    </style:style>
    <style:style style:name="T23" style:family="text">
      <style:text-properties fo:font-variant="normal" fo:text-transform="none" fo:color="#2d3b45" style:font-name="Liberation Serif" fo:font-size="12pt" fo:letter-spacing="normal" fo:font-style="normal" fo:font-weight="normal" officeooo:rsid="0017ce18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d3b45" style:font-name="Liberation Serif" fo:font-size="12pt" fo:letter-spacing="normal" fo:font-style="normal" fo:font-weight="normal" officeooo:rsid="001c00e4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d3b45" style:font-name="Liberation Serif" fo:font-size="12pt" fo:letter-spacing="normal" fo:font-style="normal" fo:font-weight="normal" officeooo:rsid="001e00fe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d3b45" style:font-name="Liberation Serif" fo:font-size="12pt" fo:letter-spacing="normal" fo:font-style="normal" fo:font-weight="normal" officeooo:rsid="0021c9b9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d3b45" style:font-name="Liberation Serif" fo:font-size="12pt" fo:letter-spacing="normal" fo:font-style="normal" fo:font-weight="normal" officeooo:rsid="00243b9a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d3b45" style:font-name="Liberation Serif" fo:font-size="12pt" fo:letter-spacing="normal" fo:font-style="normal" fo:font-weight="normal" officeooo:rsid="0028de47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fo:color="#2d3b45" style:font-name="Liberation Serif" fo:font-size="12pt" fo:letter-spacing="normal" fo:font-style="normal" fo:font-weight="bold" officeooo:rsid="0017ce18" style:font-size-asian="10.5pt" style:font-weight-asian="bold" style:font-size-complex="12pt" style:font-weight-complex="bold"/>
    </style:style>
    <style:style style:name="T30" style:family="text">
      <style:text-properties fo:font-variant="normal" fo:text-transform="none" fo:color="#2d3b45" style:font-name="Liberation Serif" fo:font-size="12pt" fo:letter-spacing="normal" fo:font-style="normal" fo:font-weight="bold" officeooo:rsid="001e00fe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fo:color="#2d3b45" style:font-name="Liberation Serif" fo:font-size="12pt" fo:letter-spacing="normal" fo:font-style="normal" officeooo:rsid="0017aa65" style:font-size-asian="10.5pt" style:font-size-complex="12pt"/>
    </style:style>
    <style:style style:name="T32" style:family="text">
      <style:text-properties fo:color="#2d3b45" style:font-name="Lato" fo:font-size="12pt" fo:letter-spacing="normal" fo:font-style="italic" fo:font-weight="normal" style:font-size-asian="10.5pt" style:font-weight-asian="normal" style:font-size-complex="12pt" style:font-weight-complex="normal"/>
    </style:style>
    <style:style style:name="T33" style:family="text">
      <style:text-properties officeooo:rsid="0013f7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sh Line</text:p>
      <text:p text:style-name="P1">SID# W840830</text:p>
      <text:p text:style-name="P1">10/2/2019</text:p>
      <text:p text:style-name="P1"/>
      <text:p text:style-name="P2">Homework Assignment <text:span text:style-name="T33">3</text:span></text:p>
      <text:p text:style-name="P7"/>
      <text:p text:style-name="P3"><text:span text:style-name="T1">1. A palindrome is a string that reads the same forward and backward, for examples: </text:span><text:span text:style-name="Emphasis"><text:span text:style-name="T32">redivider</text:span></text:span><text:span text:style-name="T1">, </text:span><text:span text:style-name="Emphasis"><text:span text:style-name="T32">deified</text:span></text:span><text:span text:style-name="T1">, </text:span><text:span text:style-name="Emphasis"><text:span text:style-name="T32">civic</text:span></text:span><text:span text:style-name="T1">, </text:span><text:span text:style-name="Emphasis"><text:span text:style-name="T32">radar</text:span></text:span><text:span text:style-name="T1">, </text:span><text:span text:style-name="Emphasis"><text:span text:style-name="T32">racecar, redder</text:span></text:span><text:span text:style-name="T1">. Write a short program that is the most efficient you can think of for determining whether an input string of n characters is a palindrome.</text:span></text:p>
      <text:p text:style-name="P8"/>
      <text:p text:style-name="P3"><text:span text:style-name="T1"><text:tab/></text:span><text:span text:style-name="T31">Please refer to palindrome.cpp</text:span></text:p>
      <text:p text:style-name="P11"/>
      <text:p text:style-name="P4"><text:span text:style-name="T2">2. Given an array of distinct integers A and an integer number k. Let define </text:span><text:span text:style-name="Strong_20_Emphasis"><text:span text:style-name="T4">k-diff pair </text:span></text:span><text:span text:style-name="T2">as an integer pair (I, j), where I, j, are all elements of A and |i - j| = k. </text:span><text:span text:style-name="T1">We need to design an algorithm to </text:span><text:span text:style-name="Strong_20_Emphasis"><text:span text:style-name="T3">find the total number of distinct k-diff pairs</text:span></text:span><text:span text:style-name="T1">.</text:span></text:p>
      <text:p text:style-name="P9"><text:tab/></text:p>
      <text:p text:style-name="P9"/>
      <text:p text:style-name="P9"/>
      <text:p text:style-name="P4"><text:span text:style-name="T1"><text:tab/></text:span><text:span text:style-name="Strong_20_Emphasis"><text:span text:style-name="T3">a)</text:span></text:span><text:span text:style-name="T1"> The above problem can be solved using the simple brute-force approach <text:tab/>that traverse all possible pairs, check the difference between elements in <text:tab/>those pairs and count the matching difference. Analyze the complexity of <text:tab/>this approach and implement it using your preferred programming <text:tab/>language.</text:span></text:p>
      <text:p text:style-name="P9"><text:tab/></text:p>
      <text:p text:style-name="P5"><text:span text:style-name="T1"><text:tab/><text:tab/></text:span><text:span text:style-name="T29">Please refer to </text:span><text:span text:style-name="T30">hw3_prob2a</text:span><text:span text:style-name="T29">.cpp for the code.</text:span><text:span text:style-name="T23"> </text:span></text:p>
      <text:p text:style-name="P15"><text:span text:style-name="T23"><text:tab/></text:span></text:p>
      <text:p text:style-name="P5"><text:span text:style-name="T23"><text:tab/>The code works well, but</text:span><text:span text:style-name="T25">, </text:span><text:span text:style-name="T23">it</text:span><text:span text:style-name="T26">s overall time complexity of</text:span><text:span text:style-name="T23"> O(n</text:span><text:span text:style-name="T7">2</text:span><text:span text:style-name="T11">), </text:span><text:span text:style-name="T17">due to its nested for loop,</text:span><text:span text:style-name="T11"> <text:tab/>mak</text:span><text:span text:style-name="T16">es</text:span><text:span text:style-name="T11"> it a poor choice for larger </text:span><text:span text:style-name="T12">data </text:span><text:span text:style-name="T16">se</text:span><text:span text:style-name="T12">ts.</text:span></text:p>
      <text:p text:style-name="P6"/>
      <text:p text:style-name="P9"/>
      <text:p text:style-name="P4"><text:span text:style-name="T1"><text:tab/></text:span><text:span text:style-name="Strong_20_Emphasis"><text:span text:style-name="T3">b</text:span></text:span><text:span text:style-name="T1">) Describe a better approach that use sorting algorithms such as Merge </text:span><text:span text:style-name="T2"><text:tab/></text:span><text:span text:style-name="T1">Sort, Heap Sort, Quick Sort, etc. to solve above problem. You should analyze <text:tab/>the complexity of your approach and implement it using your preferred <text:tab/>programming language. Hint: You should use a sorting algorithm with <text:tab/>complexity </text:span><text:span text:style-name="T2">O (nlogn) </text:span><text:span text:style-name="T1">to sort the input array before checking the difference <text:tab/>between pair.</text:span></text:p>
      <text:p text:style-name="P9"/>
      <text:p text:style-name="P5"><text:span text:style-name="T29"><text:tab/>Please refer to </text:span><text:span text:style-name="T30">hw3_prob2b</text:span><text:span text:style-name="T29">.cpp for the code.</text:span><text:span text:style-name="T23"> </text:span></text:p>
      <text:p text:style-name="P4"><text:span text:style-name="T1"><text:tab/><text:tab/></text:span><text:span text:style-name="T24">Simply sorting the set before </text:span><text:span text:style-name="T28">implement the brute force program would </text:span><text:span text:style-name="T24">not decrease the complexity of this approach. In fact, doing so would marginally increase complexity by a factor of </text:span><text:span text:style-name="T27">n</text:span><text:span text:style-name="T24">logn, </text:span><text:span text:style-name="T27">in the case of merge sort, </text:span><text:span text:style-name="T26">but the overall time complexity would remain O(n</text:span><text:span text:style-name="T8">2</text:span><text:span text:style-name="T16">).</text:span><text:span text:style-name="T13"> </text:span><text:span text:style-name="T14">Instead, we can sort the array using a sorting method like quick sort or merge sort </text:span><text:span text:style-name="T18">to prime the array</text:span><text:span text:style-name="T14">, then </text:span><text:span text:style-name="T18">increment through the array elements using two index variable that increment separately based on the value of their difference in relation to the given k. </text:span><text:span text:style-name="T19">T</text:span><text:span text:style-name="T14">he time complexity of this new strategy comes out to <text:tab/></text:span><text:span text:style-name="T15"> </text:span><text:span text:style-name="T14">O(nlogn) for the </text:span><text:span text:style-name="T19">merge</text:span><text:span text:style-name="T14">sort, O(n) for the </text:span><text:span text:style-name="T19">k-diff pair </text:span><text:span text:style-name="T14">search. </text:span><text:span text:style-name="T20">This gives an overall time complexity of O(nlogn).</text:span></text:p>
      <text:p text:style-name="P9"/>
      <text:p text:style-name="P9"><text:soft-page-break/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5">c</text:span></text:span><text:span text:style-name="T1">) Write a function that generate a large random and distinct-value integers array A with at least 10,000 elements. Then perform testing of the above two approaches on some large arrays and report the running time comparison.</text:span></text:p>
      <text:p text:style-name="P10"/>
      <text:p text:style-name="P12">Please refer to hw3_prob2c.cpp for the code.</text:p>
      <text:p text:style-name="P4"><text:span text:style-name="T1"><text:tab/></text:span></text:p>
      <text:p text:style-name="P17"><text:span text:style-name="T10">T</text:span><text:span text:style-name="T9">he brute force method [O(n</text:span><text:span text:style-name="T6">2</text:span><text:span text:style-name="T9">)] reaches completion in </text:span><text:span text:style-name="T22">~</text:span><text:span text:style-name="T21">0.181084 seconds</text:span><text:span text:style-name="T9"> for a data set containing 11,000 elements.</text:span></text:p>
      <text:p text:style-name="P17"><text:span text:style-name="T9"/></text:p>
      <text:p text:style-name="P17"><text:span text:style-name="T9">The sort and search method [O(nlogn)]reaches completion in </text:span><text:span text:style-name="T22">~</text:span><text:span text:style-name="T21">0.002098 seconds </text:span><text:span text:style-name="T9">for a data set containing 11,000 elements</text:span><text:span text:style-name="T21">.</text:span></text:p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9:35:59.904206042</meta:creation-date>
    <dc:date>2019-10-03T23:18:49.907654554</dc:date>
    <meta:editing-duration>PT1H7M52S</meta:editing-duration>
    <meta:editing-cycles>9</meta:editing-cycles>
    <meta:generator>LibreOffice/6.2.7.1$Linux_X86_64 LibreOffice_project/20$Build-1</meta:generator>
    <meta:document-statistic meta:table-count="0" meta:image-count="0" meta:object-count="0" meta:page-count="2" meta:paragraph-count="21" meta:word-count="451" meta:character-count="2725" meta:non-whitespace-character-count="2264"/>
  </office:meta>
</office:document-meta>
</file>